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8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 Semibold" fo:font-size="28pt" fo:font-style="italic" fo:text-shadow="none" fo:font-weight="normal" style:font-name-asian="Segoe UI3" style:font-size-asian="28pt" style:font-style-asian="italic" style:font-weight-asian="normal" style:font-name-complex="Segoe UI3" style:font-size-complex="28pt" style:font-style-complex="italic" style:font-weight-complex="normal"/>
    </style:style>
    <style:style style:name="T4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6" style:family="text">
      <style:text-properties fo:color="#000000" style:font-name="Segoe UI" fo:font-size="24pt" fo:text-shadow="none" fo:font-weight="bold" style:font-name-asian="Segoe UI3" style:font-size-asian="24pt" style:font-weight-asian="bold" style:font-name-complex="Segoe UI3" style:font-size-complex="24pt" style:font-weight-complex="bold"/>
    </style:style>
    <style:style style:name="T7" style:family="text">
      <style:text-properties fo:color="#ffffff" style:font-name="Segoe UI" fo:font-size="26pt" fo:text-shadow="1pt 1pt" fo:font-weight="normal" style:font-name-asian="Segoe UI3" style:font-size-asian="26pt" style:font-weight-asian="normal" style:font-name-complex="Segoe UI3" style:font-size-complex="26pt" style:font-weight-complex="normal"/>
    </style:style>
    <style:style style:name="T8" style:family="text">
      <style:text-properties fo:color="#000000" style:font-name="Segoe UI Semibold" fo:font-size="20pt" fo:text-shadow="none" fo:font-weight="normal" style:font-name-asian="Segoe UI3" style:font-size-asian="20pt" style:font-weight-asian="normal" style:font-name-complex="Segoe UI3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784</text:span></text:p>
            <text:p text:style-name="P1"><text:span text:style-name="T2">“</text:span><text:span text:style-name="T2">Take My Life and Let It B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146cm" svg:height="7.011cm" svg:x="1.524cm" svg:y="0.609cm">
          <draw:text-box>
            <text:p text:style-name="P4"><text:span text:style-name="T4">1. </text:span><text:span text:style-name="T5">Take my life and let it be</text:span><text:span text:style-name="T5"><text:line-break/></text:span><text:span text:style-name="T5">Consecrated, Lord, to Thee;</text:span><text:span text:style-name="T5"><text:line-break/></text:span><text:span text:style-name="T5">Take my moments and my days,</text:span><text:span text:style-name="T5"><text:line-break/></text:span><text:span text:style-name="T5">Let them flow in ceaseless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146cm" svg:height="7.011cm" svg:x="1.524cm" svg:y="0.508cm">
          <draw:text-box>
            <text:p text:style-name="P4"><text:span text:style-name="T6">2. </text:span><text:span text:style-name="T5">Take my hands and let them move</text:span><text:span text:style-name="T5"><text:line-break/></text:span><text:span text:style-name="T5">At the impulse of Thy love;</text:span><text:span text:style-name="T5"><text:line-break/></text:span><text:span text:style-name="T5">Take my feet and let them be</text:span><text:span text:style-name="T5"><text:line-break/></text:span><text:span text:style-name="T5">Swift and beautiful for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4.483cm" svg:height="7.011cm" svg:x="1.867cm" svg:y="0.535cm">
          <draw:text-box>
            <text:p text:style-name="P4"><text:span text:style-name="T4">3. </text:span><text:span text:style-name="T5">Take my voice and let me sing</text:span><text:span text:style-name="T5"><text:line-break/></text:span><text:span text:style-name="T5">Always, only for my King;</text:span><text:span text:style-name="T5"><text:line-break/></text:span><text:span text:style-name="T5">Take my lips and let them be</text:span><text:span text:style-name="T5"><text:line-break/></text:span><text:span text:style-name="T5">Filled with messages from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4.638cm" svg:height="7.011cm" svg:x="1.778cm" svg:y="0.508cm">
          <draw:text-box>
            <text:p text:style-name="P4"><text:span text:style-name="T4">4. </text:span><text:span text:style-name="T5">Take my silver and my gold,</text:span><text:span text:style-name="T5"><text:line-break/></text:span><text:span text:style-name="T5">Not a mite would I withhold;</text:span><text:span text:style-name="T5"><text:line-break/></text:span><text:span text:style-name="T5">Take my intellect and use</text:span><text:span text:style-name="T5"><text:line-break/></text:span><text:span text:style-name="T5">Ev’ry pow’r as Thou shalt choo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5" draw:layer="layout" svg:width="25.146cm" svg:height="7.011cm" svg:x="1.524cm" svg:y="0.508cm">
          <draw:text-box>
            <text:p text:style-name="P4"><text:span text:style-name="T4">5. </text:span><text:span text:style-name="T5">Take my will and make it Thine,</text:span><text:span text:style-name="T5"><text:line-break/></text:span><text:span text:style-name="T5">It shall be no longer mine;</text:span><text:span text:style-name="T5"><text:line-break/></text:span><text:span text:style-name="T5">Take my heart, it is Thine own,</text:span><text:span text:style-name="T5"><text:line-break/></text:span><text:span text:style-name="T5">It shall be Thy royal thr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7" draw:layer="layout" svg:width="25.146cm" svg:height="13.139cm" svg:x="1.548cm" svg:y="0.525cm">
          <draw:text-box>
            <text:p text:style-name="P1"><text:span text:style-name="T4">6. </text:span><text:span text:style-name="T5">Take my love, my Lord, I pour</text:span><text:span text:style-name="T5"><text:line-break/></text:span><text:span text:style-name="T5">At Thy feet its treasure store;</text:span><text:span text:style-name="T5"><text:line-break/></text:span><text:span text:style-name="T5">Take myself, and I will be</text:span><text:span text:style-name="T5"><text:line-break/></text:span><text:span text:style-name="T5">Ever, only, all for Thee.</text:span></text:p>
            <text:p text:style-name="P6"><text:span text:style-name="T7"><text:line-break/></text:span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09:27:33.626000000</meta:creation-date>
    <dc:title>Hymn template</dc:title>
    <meta:editing-duration>PT19M46S</meta:editing-duration>
    <meta:editing-cycles>7</meta:editing-cycles>
    <meta:generator>LibreOffice/6.1.5.2$Windows_X86_64 LibreOffice_project/90f8dcf33c87b3705e78202e3df5142b201bd805</meta:generator>
    <meta:initial-creator>Arthur Hoch</meta:initial-creator>
    <dc:date>2019-04-29T22:21:19.068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10-01T09:27:33.523000000"/>
  </office:meta>
</office:document-meta>
</file>